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3.30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107">
      <style:text-properties fo:font-weight="bold"/>
    </style:style>
    <style:style style:name="ce3" style:family="table-cell" style:parent-style-name="Default" style:data-style-name="N1"/>
    <style:style style:name="ce4" style:family="table-cell" style:parent-style-name="Default" style:data-style-name="N108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SpeerOff</text:p>
          </table:table-cell>
          <table:table-cell office:value-type="string">
            <text:p>SchwOff</text:p>
          </table:table-cell>
          <table:table-cell office:value-type="string">
            <text:p>AxtOff</text:p>
          </table:table-cell>
          <table:table-cell/>
          <table:table-cell office:value-type="string">
            <text:p>SpeerDef</text:p>
          </table:table-cell>
          <table:table-cell office:value-type="string">
            <text:p>SperrDefCa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/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/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/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>
            <draw:frame table:end-cell-address="Tabelle1.I36" table:end-x="0.23cm" table:end-y="0.202cm" draw:z-index="0" svg:width="12.908cm" svg:height="12.806cm" svg:x="0.251cm" svg:y="0.041cm">
              <draw:object draw:notify-on-update-of-ranges="Tabelle1.J7:Tabelle1.J35 Tabelle1.M7:Tabelle1.M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/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/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/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ooc:=[.E3]/[.E2]" office:value-type="float" office:value="1.06666666666667">
            <text:p>1,07</text:p>
          </table:table-cell>
          <table:table-cell table:formula="oooc:=[.F3]/[.F2]" office:value-type="float" office:value="1.05">
            <text:p>1,05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ooc:=[.E4]/[.E3]" office:value-type="float" office:value="1">
            <text:p>1</text:p>
          </table:table-cell>
          <table:table-cell table:formula="oooc:=[.F4]/[.F3]" office:value-type="float" office:value="1.04761904761905">
            <text:p>1,0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ce1" table:formula="oooc:=[.C3]/[.C2]" office:value-type="float" office:value="1.05">
            <text:p>1,05000</text:p>
          </table:table-cell>
          <table:table-cell table:formula="oooc:=[.A3]/[.A2]" office:value-type="float" office:value="1">
            <text:p>1</text:p>
          </table:table-cell>
          <table:table-cell table:formula="oooc:=[.B3]/[.B2]" office:value-type="float" office:value="1.04">
            <text:p>1,04</text:p>
          </table:table-cell>
          <table:table-cell/>
          <table:table-cell table:formula="oooc:=[.E5]/[.E4]" office:value-type="float" office:value="1.0625">
            <text:p>1,06</text:p>
          </table:table-cell>
          <table:table-cell table:formula="oooc:=[.F5]/[.F4]" office:value-type="float" office:value="1.04545454545455">
            <text:p>1,05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/>
          <table:table-cell table:style-name="ce1" table:formula="oooc:=[.C4]/[.C3]" office:value-type="float" office:value="1.04761904761905">
            <text:p>1,04762</text:p>
          </table:table-cell>
          <table:table-cell table:formula="oooc:=[.A4]/[.A3]" office:value-type="float" office:value="1.1">
            <text:p>1,1</text:p>
          </table:table-cell>
          <table:table-cell table:formula="oooc:=[.B4]/[.B3]" office:value-type="float" office:value="1.03846153846154">
            <text:p>1,04</text:p>
          </table:table-cell>
          <table:table-cell/>
          <table:table-cell table:formula="oooc:=[.E6]/[.E5]" office:value-type="float" office:value="1.05882352941176">
            <text:p>1,06</text:p>
          </table:table-cell>
          <table:table-cell table:formula="oooc:=[.F6]/[.F5]" office:value-type="float" office:value="1.04347826086957">
            <text:p>1,0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/>
          <table:table-cell table:style-name="ce1" table:formula="oooc:=[.C5]/[.C4]" office:value-type="float" office:value="1.04545454545455">
            <text:p>1,04545</text:p>
          </table:table-cell>
          <table:table-cell table:formula="oooc:=[.A5]/[.A4]" office:value-type="float" office:value="1">
            <text:p>1</text:p>
          </table:table-cell>
          <table:table-cell table:formula="oooc:=[.B5]/[.B4]" office:value-type="float" office:value="1.07407407407407">
            <text:p>1,07</text:p>
          </table:table-cell>
          <table:table-cell/>
          <table:table-cell table:formula="oooc:=[.E7]/[.E6]" office:value-type="float" office:value="1.05555555555556">
            <text:p>1,06</text:p>
          </table:table-cell>
          <table:table-cell table:formula="oooc:=[.F7]/[.F6]" office:value-type="float" office:value="1.04166666666667">
            <text:p>1,04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/>
          <table:table-cell table:style-name="ce1" table:formula="oooc:=[.C6]/[.C5]" office:value-type="float" office:value="1.04347826086957">
            <text:p>1,04348</text:p>
          </table:table-cell>
          <table:table-cell table:formula="oooc:=[.A6]/[.A5]" office:value-type="float" office:value="1.09090909090909">
            <text:p>1,09</text:p>
          </table:table-cell>
          <table:table-cell table:formula="oooc:=[.B6]/[.B5]" office:value-type="float" office:value="1.03448275862069">
            <text:p>1,03</text:p>
          </table:table-cell>
          <table:table-cell/>
          <table:table-cell table:formula="oooc:=[.E8]/[.E7]" office:value-type="float" office:value="1.05263157894737">
            <text:p>1,05</text:p>
          </table:table-cell>
          <table:table-cell table:formula="oooc:=[.F8]/[.F7]" office:value-type="float" office:value="1.04">
            <text:p>1,04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ce1" table:formula="oooc:=[.C7]/[.C6]" office:value-type="float" office:value="1.04166666666667">
            <text:p>1,04167</text:p>
          </table:table-cell>
          <table:table-cell table:formula="oooc:=[.A7]/[.A6]" office:value-type="float" office:value="1.08333333333333">
            <text:p>1,08</text:p>
          </table:table-cell>
          <table:table-cell table:formula="oooc:=[.B7]/[.B6]" office:value-type="float" office:value="1.03333333333333">
            <text:p>1,03</text:p>
          </table:table-cell>
          <table:table-cell/>
          <table:table-cell table:formula="oooc:=[.E9]/[.E8]" office:value-type="float" office:value="1.05">
            <text:p>1,05</text:p>
          </table:table-cell>
          <table:table-cell table:formula="oooc:=[.F9]/[.F8]" office:value-type="float" office:value="1.05769230769231">
            <text:p>1,0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ce1" table:formula="oooc:=[.C8]/[.C7]" office:value-type="float" office:value="1.04">
            <text:p>1,04000</text:p>
          </table:table-cell>
          <table:table-cell table:formula="oooc:=[.A8]/[.A7]" office:value-type="float" office:value="1">
            <text:p>1</text:p>
          </table:table-cell>
          <table:table-cell table:formula="oooc:=[.B8]/[.B7]" office:value-type="float" office:value="1.06451612903226">
            <text:p>1,06</text:p>
          </table:table-cell>
          <table:table-cell/>
          <table:table-cell table:formula="oooc:=[.E10]/[.E9]" office:value-type="float" office:value="1.04761904761905">
            <text:p>1,05</text:p>
          </table:table-cell>
          <table:table-cell table:formula="oooc:=[.F10]/[.F9]" office:value-type="float" office:value="1.03636363636364">
            <text:p>1,04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/>
          <table:table-cell table:style-name="ce1" table:formula="oooc:=[.C9]/[.C8]" office:value-type="float" office:value="1.05769230769231">
            <text:p>1,05769</text:p>
          </table:table-cell>
          <table:table-cell table:formula="oooc:=[.A9]/[.A8]" office:value-type="float" office:value="1.07692307692308">
            <text:p>1,08</text:p>
          </table:table-cell>
          <table:table-cell table:formula="oooc:=[.B9]/[.B8]" office:value-type="float" office:value="1.03030303030303">
            <text:p>1,03</text:p>
          </table:table-cell>
          <table:table-cell/>
          <table:table-cell table:formula="oooc:=[.E11]/[.E10]" office:value-type="float" office:value="1">
            <text:p>1</text:p>
          </table:table-cell>
          <table:table-cell table:formula="oooc:=[.F11]/[.F10]" office:value-type="float" office:value="1.05263157894737">
            <text:p>1,05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ce1" table:formula="oooc:=[.C10]/[.C9]" office:value-type="float" office:value="1.03636363636364">
            <text:p>1,03636</text:p>
          </table:table-cell>
          <table:table-cell table:formula="oooc:=[.A10]/[.A9]" office:value-type="float" office:value="1">
            <text:p>1</text:p>
          </table:table-cell>
          <table:table-cell table:formula="oooc:=[.B10]/[.B9]" office:value-type="float" office:value="1.05882352941176">
            <text:p>1,06</text:p>
          </table:table-cell>
          <table:table-cell/>
          <table:table-cell table:style-name="ce2" table:formula="oooc:=SUM([.F14:.F22])/9" office:value-type="float" office:value="1.04375515313338">
            <text:p>1,04376</text:p>
          </table:table-cell>
          <table:table-cell table:style-name="ce2" table:formula="oooc:=SUM([.G14:.G22])/9" office:value-type="float" office:value="1.04610067151257">
            <text:p>1,0461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/>
          <table:table-cell table:style-name="ce1" table:formula="oooc:=[.C11]/[.C10]" office:value-type="float" office:value="1.05263157894737">
            <text:p>1,05263</text:p>
          </table:table-cell>
          <table:table-cell table:formula="oooc:=[.A11]/[.A10]" office:value-type="float" office:value="1.07142857142857">
            <text:p>1,07</text:p>
          </table:table-cell>
          <table:table-cell table:formula="oooc:=[.B11]/[.B10]" office:value-type="float" office:value="1.02777777777778">
            <text:p>1,03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/>
          <table:table-cell table:style-name="ce2" table:formula="oooc:=SUM([.B16:.B24])/9" office:value-type="float" office:value="1.04610067151257">
            <text:p>1,04610</text:p>
          </table:table-cell>
          <table:table-cell table:style-name="ce2" table:formula="oooc:=SUM([.C16:.C24])/9" office:value-type="float" office:value="1.0469548969549">
            <text:p>1,04695</text:p>
          </table:table-cell>
          <table:table-cell table:style-name="ce2" table:formula="oooc:=SUM([.D16:.D24])/9" office:value-type="float" office:value="1.04464135233494">
            <text:p>1,04464</text:p>
          </table:table-cell>
          <table:table-cell/>
          <table:table-cell table:style-name="ce4" table:formula="oooc:=([.B25]+[.F23]+[.G23]+[.C25]+[.D25])/5" office:value-type="float" office:value="1.04551054908967">
            <text:p>1,0455105491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4" office:value-type="float" office:value="1.04605">
            <text:p>1,0460500000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table:number-columns-repeated="5"/>
          <table:table-cell/>
          <table:table-cell table:number-columns-repeated="3"/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" office:value-type="float" office:value="50">
            <text:p>50,00000</text:p>
          </table:table-cell>
          <table:table-cell table:style-name="ce3" table:formula="oooc:=ROUND([.C29];0)" office:value-type="float" office:value="50">
            <text:p>50</text:p>
          </table:table-cell>
          <table:table-cell table:formula="oooc:=[.D29]-[.G2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" table:formula="oooc:=[.$C$29]*[.$F$27]^([.B30]-1)" office:value-type="float" office:value="52.3025">
            <text:p>52,30250</text:p>
          </table:table-cell>
          <table:table-cell table:style-name="ce3" table:formula="oooc:=ROUND([.C30];0)" office:value-type="float" office:value="52">
            <text:p>52</text:p>
          </table:table-cell>
          <table:table-cell table:formula="oooc:=[.D30]-[.G3]" office:value-type="float" office:value="0">
            <text:p>0</text:p>
          </table:table-cell>
          <table:table-cell/>
          <table:table-cell table:formula="oooc:=[.$C$29]*[.$F$25]^[.B30]-1" office:value-type="float" office:value="53.6546154128893">
            <text:p>53,65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" table:formula="oooc:=[.$C$29]*[.$F$27]^([.B31]-1)" office:value-type="float" office:value="54.711030125">
            <text:p>54,71103</text:p>
          </table:table-cell>
          <table:table-cell table:style-name="ce3" table:formula="oooc:=ROUND([.C31];0)" office:value-type="float" office:value="55">
            <text:p>55</text:p>
          </table:table-cell>
          <table:table-cell table:formula="oooc:=[.D31]-[.G4]" office:value-type="float" office:value="0">
            <text:p>0</text:p>
          </table:table-cell>
          <table:table-cell/>
          <table:table-cell table:formula="oooc:=[.$C$29]*[.$F$25]^[.B31]-1" office:value-type="float" office:value="56.1419769706147">
            <text:p>56,14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" table:formula="oooc:=[.$C$29]*[.$F$27]^([.B32]-1)" office:value-type="float" office:value="57.2304730622562">
            <text:p>57,23047</text:p>
          </table:table-cell>
          <table:table-cell table:style-name="ce3" table:formula="oooc:=ROUND([.C32];0)" office:value-type="float" office:value="57">
            <text:p>57</text:p>
          </table:table-cell>
          <table:table-cell table:formula="oooc:=[.D32]-[.G5]" office:value-type="float" office:value="0">
            <text:p>0</text:p>
          </table:table-cell>
          <table:table-cell/>
          <table:table-cell table:formula="oooc:=[.$C$29]*[.$F$25]^[.B32]-1" office:value-type="float" office:value="58.7425397186167">
            <text:p>58,74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formula="oooc:=[.N33]/1.090012" office:value-type="float" office:value="108.255688928195">
            <text:p>108,26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" table:formula="oooc:=[.$C$29]*[.$F$27]^([.B33]-1)" office:value-type="float" office:value="59.8659363467731">
            <text:p>59,86594</text:p>
          </table:table-cell>
          <table:table-cell table:style-name="ce3" table:formula="oooc:=ROUND([.C33];0)" office:value-type="float" office:value="60">
            <text:p>60</text:p>
          </table:table-cell>
          <table:table-cell table:formula="oooc:=[.D33]-[.G6]" office:value-type="float" office:value="0">
            <text:p>0</text:p>
          </table:table-cell>
          <table:table-cell/>
          <table:table-cell table:formula="oooc:=[.$C$29]*[.$F$25]^[.B33]-1" office:value-type="float" office:value="61.4614555052225">
            <text:p>61,46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18">
            <text:p>118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1" table:formula="oooc:=[.$C$29]*[.$F$27]^([.B34]-1)" office:value-type="float" office:value="62.622762715542">
            <text:p>62,62276</text:p>
          </table:table-cell>
          <table:table-cell table:style-name="ce3" table:formula="oooc:=ROUND([.C34];0)" office:value-type="float" office:value="63">
            <text:p>63</text:p>
          </table:table-cell>
          <table:table-cell table:formula="oooc:=[.D34]-[.G7]" office:value-type="float" office:value="0">
            <text:p>0</text:p>
          </table:table-cell>
          <table:table-cell/>
          <table:table-cell table:formula="oooc:=[.$C$29]*[.$F$25]^[.B34]-1" office:value-type="float" office:value="64.3041106422052">
            <text:p>64,3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" table:formula="oooc:=[.$C$29]*[.$F$27]^([.B35]-1)" office:value-type="float" office:value="65.5065409385927">
            <text:p>65,50654</text:p>
          </table:table-cell>
          <table:table-cell table:style-name="ce3" table:formula="oooc:=ROUND([.C35];0)" office:value-type="float" office:value="66">
            <text:p>66</text:p>
          </table:table-cell>
          <table:table-cell table:formula="oooc:=[.D35]-[.G8]" office:value-type="float" office:value="0">
            <text:p>0</text:p>
          </table:table-cell>
          <table:table-cell/>
          <table:table-cell table:formula="oooc:=[.$C$29]*[.$F$25]^[.B35]-1" office:value-type="float" office:value="67.2761365753446">
            <text:p>67,28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1" table:formula="oooc:=[.$C$29]*[.$F$27]^([.B36]-1)" office:value-type="float" office:value="68.5231171488149">
            <text:p>68,52312</text:p>
          </table:table-cell>
          <table:table-cell table:style-name="ce3" table:formula="oooc:=ROUND([.C36];0)" office:value-type="float" office:value="69">
            <text:p>69</text:p>
          </table:table-cell>
          <table:table-cell table:formula="oooc:=[.D36]-[.G9]" office:value-type="float" office:value="0">
            <text:p>0</text:p>
          </table:table-cell>
          <table:table-cell/>
          <table:table-cell table:formula="oooc:=[.$C$29]*[.$F$25]^[.B36]-1" office:value-type="float" office:value="70.3834210406099">
            <text:p>70,38</text:p>
          </table:table-cell>
          <table:table-cell table:number-columns-repeated="8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1" table:formula="oooc:=[.$C$29]*[.$F$27]^([.B37]-1)" office:value-type="float" office:value="71.6786066935179">
            <text:p>71,67861</text:p>
          </table:table-cell>
          <table:table-cell table:style-name="ce3" table:formula="oooc:=ROUND([.C37];0)" office:value-type="float" office:value="72">
            <text:p>72</text:p>
          </table:table-cell>
          <table:table-cell table:formula="oooc:=[.D37]-[.G10]" office:value-type="float" office:value="0">
            <text:p>0</text:p>
          </table:table-cell>
          <table:table-cell/>
          <table:table-cell table:formula="oooc:=[.$C$29]*[.$F$25]^[.B37]-1" office:value-type="float" office:value="73.6321197280673">
            <text:p>73,63</text:p>
          </table:table-cell>
          <table:table-cell table:number-columns-repeated="6"/>
          <table:table-cell office:value-type="float" office:value="1.090012">
            <text:p>1,09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1" table:formula="oooc:=[.$C$29]*[.$F$27]^([.B38]-1)" office:value-type="float" office:value="74.9794065317544">
            <text:p>74,97941</text:p>
          </table:table-cell>
          <table:table-cell table:style-name="ce3" table:formula="oooc:=ROUND([.C38];0)" office:value-type="float" office:value="75">
            <text:p>75</text:p>
          </table:table-cell>
          <table:table-cell table:formula="oooc:=[.D38]-[.G11]" office:value-type="float" office:value="0">
            <text:p>0</text:p>
          </table:table-cell>
          <table:table-cell/>
          <table:table-cell table:formula="oooc:=[.$C$29]*[.$F$25]^[.B38]-1" office:value-type="float" office:value="77.0286684766177">
            <text:p>77,03</text:p>
          </table:table-cell>
          <table:table-cell table:number-columns-repeated="4"/>
          <table:table-cell table:formula="oooc:=60 * 1/ 1.5^(30-29)" office:value-type="float" office:value="40">
            <text:p>40</text:p>
          </table:table-cell>
          <table:table-cell/>
          <table:table-cell table:formula="oooc:=600 * 1.090012^([.J35])" office:value-type="float" office:value="7963.23669255731">
            <text:p>7963,24</text:p>
          </table:table-cell>
          <table:table-cell/>
        </table:table-row>
        <table:table-row table:style-name="ro2">
          <table:table-cell table:number-columns-repeated="3"/>
          <table:table-cell table:style-name="ce3"/>
          <table:table-cell table:number-columns-repeated="6"/>
          <table:table-cell table:formula="oooc:=55/60" office:value-type="float" office:value="0.916666666666667">
            <text:p>0,9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ooc:=[.M35]/[.N38]" office:value-type="float" office:value="0.00753462471561066">
            <text:p>0,01</text:p>
          </table:table-cell>
          <table:table-cell/>
        </table:table-row>
        <table:table-row table:style-name="ro2">
          <table:table-cell table:number-columns-repeated="3"/>
          <table:table-cell table:formula="oooc:=[.C29]*[.F27]^([.B30]-1)" office:value-type="float" office:value="52.3025">
            <text:p>52,3</text:p>
          </table:table-cell>
          <table:table-cell table:number-columns-repeated="11"/>
        </table:table-row>
        <table:table-row table:style-name="ro2">
          <table:table-cell table:number-columns-repeated="3"/>
          <table:table-cell table:formula="oooc:=[.C30]*[.F28]^([.B31]-1)" office:value-type="float" office:value="0">
            <text:p>0</text:p>
          </table:table-cell>
          <table:table-cell table:number-columns-repeated="5"/>
          <table:table-cell table:style-name="ce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ooc:=[.C31]*[.F29]^([.B32]-1)" office:value-type="float" office:value="0">
            <text:p>0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ooc:=[.C32]*[.F30]^([.B33]-1)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table:formula="oooc:=[.C33]*[.F31]^([.B34]-1)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formula="oooc:=[.B48]/[.B47]" office:value-type="float" office:value="1.3">
            <text:p>1,3</text:p>
          </table:table-cell>
          <table:table-cell table:formula="oooc:=[.C48]/[.C47]" office:value-type="float" office:value="1.26666666666667">
            <text:p>1,27</text:p>
          </table:table-cell>
          <table:table-cell table:formula="oooc:=[.D48]/[.D47]" office:value-type="float" office:value="1.24444444444444">
            <text:p>1,24</text:p>
          </table:table-cell>
          <table:table-cell table:formula="oooc:=[.E48]/[.E47]" office:value-type="float" office:value="1.24">
            <text:p>1,24</text:p>
          </table:table-cell>
          <table:table-cell table:formula="oooc:=[.F48]/[.F47]" office:value-type="float" office:value="1.26">
            <text:p>1,26</text:p>
          </table:table-cell>
          <table:table-cell table:formula="oooc:=[.G48]/[.G47]" office:value-type="float" office:value="1.24">
            <text:p>1,24</text:p>
          </table:table-cell>
          <table:table-cell/>
          <table:table-cell table:formula="oooc:=[.I48]/[.I47]" office:value-type="float" office:value="1.5">
            <text:p>1,5</text:p>
          </table:table-cell>
          <table:table-cell table:formula="oooc:=[.J48]/[.J47]" office:value-type="float" office:value="1.25">
            <text:p>1,25</text:p>
          </table:table-cell>
          <table:table-cell table:formula="oooc:=[.K48]/[.K47]" office:value-type="float" office:value="1.26">
            <text:p>1,26</text:p>
          </table:table-cell>
          <table:table-cell table:number-columns-repeated="4"/>
        </table:table-row>
        <table:table-row table:style-name="ro2">
          <table:table-cell/>
          <table:table-cell table:formula="oooc:=[.B49]/[.B48]" office:value-type="float" office:value="1.07692307692308">
            <text:p>1,08</text:p>
          </table:table-cell>
          <table:table-cell table:formula="oooc:=[.C49]/[.C48]" office:value-type="float" office:value="1.10526315789474">
            <text:p>1,11</text:p>
          </table:table-cell>
          <table:table-cell table:formula="oooc:=[.D49]/[.D48]" office:value-type="float" office:value="1.125">
            <text:p>1,13</text:p>
          </table:table-cell>
          <table:table-cell table:formula="oooc:=[.E49]/[.E48]" office:value-type="float" office:value="1.12903225806452">
            <text:p>1,13</text:p>
          </table:table-cell>
          <table:table-cell table:formula="oooc:=[.F49]/[.F48]" office:value-type="float" office:value="1.11111111111111">
            <text:p>1,11</text:p>
          </table:table-cell>
          <table:table-cell table:formula="oooc:=[.G49]/[.G48]" office:value-type="float" office:value="1.12903225806452">
            <text:p>1,13</text:p>
          </table:table-cell>
          <table:table-cell/>
          <table:table-cell table:formula="oooc:=[.I49]/[.I48]" office:value-type="float" office:value="1">
            <text:p>1</text:p>
          </table:table-cell>
          <table:table-cell table:formula="oooc:=[.J49]/[.J48]" office:value-type="float" office:value="1.12">
            <text:p>1,12</text:p>
          </table:table-cell>
          <table:table-cell table:formula="oooc:=[.K49]/[.K48]" office:value-type="float" office:value="1.11111111111111">
            <text:p>1,11</text:p>
          </table:table-cell>
          <table:table-cell table:number-columns-repeated="4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1" table:formula="oooc:=SUM([.B51:.B52])/2" office:value-type="float" office:value="1.18846153846154">
            <text:p>1,18846</text:p>
          </table:table-cell>
          <table:table-cell table:style-name="ce1" table:formula="oooc:=SUM([.C51:.C52])/2" office:value-type="float" office:value="1.1859649122807">
            <text:p>1,18596</text:p>
          </table:table-cell>
          <table:table-cell table:style-name="ce1" table:formula="oooc:=SUM([.D51:.D52])/2" office:value-type="float" office:value="1.18472222222222">
            <text:p>1,18472</text:p>
          </table:table-cell>
          <table:table-cell table:style-name="ce1" table:formula="oooc:=SUM([.E51:.E52])/2" office:value-type="float" office:value="1.18451612903226">
            <text:p>1,18452</text:p>
          </table:table-cell>
          <table:table-cell table:style-name="ce1" table:formula="oooc:=SUM([.F51:.F52])/2" office:value-type="float" office:value="1.18555555555556">
            <text:p>1,18556</text:p>
          </table:table-cell>
          <table:table-cell table:style-name="ce1" table:formula="oooc:=SUM([.G51:.G52])/2" office:value-type="float" office:value="1.18451612903226">
            <text:p>1,18452</text:p>
          </table:table-cell>
          <table:table-cell/>
          <table:table-cell table:style-name="ce1" table:formula="oooc:=SUM([.I51:.I52])/2" office:value-type="float" office:value="1.25">
            <text:p>1,25000</text:p>
          </table:table-cell>
          <table:table-cell table:style-name="ce1" table:formula="oooc:=SUM([.J51:.J52])/2" office:value-type="float" office:value="1.185">
            <text:p>1,18500</text:p>
          </table:table-cell>
          <table:table-cell table:style-name="ce1" table:formula="oooc:=SUM([.K51:.K52])/2" office:value-type="float" office:value="1.18555555555556">
            <text:p>1,18556</text:p>
          </table:table-cell>
          <table:table-cell table:number-columns-repeated="4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1" table:formula="oooc:=([.B54]+[.C54]+[.D54]+[.E54]+[.F54]+[.G54]+[.I54]+[.J54]+[.K54])/9" office:value-type="float" office:value="1.19269911579334">
            <text:p>1,1927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1.2041">
            <text:p>1,2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10">
            <text:p>10,00000</text:p>
          </table:table-cell>
          <table:table-cell table:style-name="ce1" office:value-type="float" office:value="15">
            <text:p>15,00000</text:p>
          </table:table-cell>
          <table:table-cell table:style-name="ce1" office:value-type="float" office:value="45">
            <text:p>45,00000</text:p>
          </table:table-cell>
          <table:table-cell table:style-name="ce1" office:value-type="float" office:value="25">
            <text:p>25,00000</text:p>
          </table:table-cell>
          <table:table-cell table:style-name="ce1" office:value-type="float" office:value="50">
            <text:p>50,00000</text:p>
          </table:table-cell>
          <table:table-cell table:style-name="ce1" office:value-type="float" office:value="25">
            <text:p>25,00000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1" table:formula="oooc:=[.B59]*1.25" office:value-type="float" office:value="12.5">
            <text:p>12,50000</text:p>
          </table:table-cell>
          <table:table-cell table:style-name="ce1" table:formula="oooc:=[.C59]*1.25" office:value-type="float" office:value="18.75">
            <text:p>18,75000</text:p>
          </table:table-cell>
          <table:table-cell table:style-name="ce1" table:formula="oooc:=[.D59]*1.25" office:value-type="float" office:value="56.25">
            <text:p>56,25000</text:p>
          </table:table-cell>
          <table:table-cell table:style-name="ce1" table:formula="oooc:=[.E59]*1.25" office:value-type="float" office:value="31.25">
            <text:p>31,25000</text:p>
          </table:table-cell>
          <table:table-cell table:style-name="ce1" table:formula="oooc:=[.F59]*1.25" office:value-type="float" office:value="62.5">
            <text:p>62,50000</text:p>
          </table:table-cell>
          <table:table-cell table:style-name="ce1" table:formula="oooc:=[.G59]*1.25" office:value-type="float" office:value="31.25">
            <text:p>31,25000</text:p>
          </table:table-cell>
          <table:table-cell table:style-name="ce1" table:formula="oooc:=[.H59]*1.25" office:value-type="float" office:value="0">
            <text:p>0,00000</text:p>
          </table:table-cell>
          <table:table-cell table:style-name="ce1" table:formula="oooc:=[.I59]*1.25" office:value-type="float" office:value="2.5">
            <text:p>2,50000</text:p>
          </table:table-cell>
          <table:table-cell table:style-name="ce1" table:formula="oooc:=[.J59]*1.25" office:value-type="float" office:value="25">
            <text:p>25,00000</text:p>
          </table:table-cell>
          <table:table-cell table:style-name="ce1" table:formula="oooc:=[.K59]*1.25" office:value-type="float" office:value="62.5">
            <text:p>62,50000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style-name="ce1" table:formula="oooc:=[.B59]*1.4" office:value-type="float" office:value="14">
            <text:p>14,00000</text:p>
          </table:table-cell>
          <table:table-cell table:style-name="ce1" table:formula="oooc:=[.C59]*1.4" office:value-type="float" office:value="21">
            <text:p>21,00000</text:p>
          </table:table-cell>
          <table:table-cell table:style-name="ce1" table:formula="oooc:=[.D59]*1.4" office:value-type="float" office:value="63">
            <text:p>63,00000</text:p>
          </table:table-cell>
          <table:table-cell table:style-name="ce1" table:formula="oooc:=[.E59]*1.4" office:value-type="float" office:value="35">
            <text:p>35,00000</text:p>
          </table:table-cell>
          <table:table-cell table:style-name="ce1" table:formula="oooc:=[.F59]*1.4" office:value-type="float" office:value="70">
            <text:p>70,00000</text:p>
          </table:table-cell>
          <table:table-cell table:style-name="ce1" table:formula="oooc:=[.G59]*1.4" office:value-type="float" office:value="35">
            <text:p>35,00000</text:p>
          </table:table-cell>
          <table:table-cell table:style-name="ce1" table:formula="oooc:=[.H59]*1.4" office:value-type="float" office:value="0">
            <text:p>0,00000</text:p>
          </table:table-cell>
          <table:table-cell table:style-name="ce1" table:formula="oooc:=[.I59]*1.4" office:value-type="float" office:value="2.8">
            <text:p>2,80000</text:p>
          </table:table-cell>
          <table:table-cell table:style-name="ce1" table:formula="oooc:=[.J59]*1.4" office:value-type="float" office:value="28">
            <text:p>28,00000</text:p>
          </table:table-cell>
          <table:table-cell table:style-name="ce1" table:formula="oooc:=[.K59]*1.4" office:value-type="float" office:value="70">
            <text:p>70,00000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5" number:min-integer-digits="1"/>
    </number:number-style>
    <number:number-style style:name="N108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6">26.07.2009</text:date>, <text:time>15:37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07-26T10:48:42</meta:creation-date>
    <dc:date>2009-07-26T15:37:02</dc:date>
    <dc:language>de-DE</dc:language>
    <meta:editing-cycles>2</meta:editing-cycles>
    <meta:editing-duration>PT4H48M25S</meta:editing-duration>
    <meta:user-defined meta:name="Info 1"/>
    <meta:user-defined meta:name="Info 2"/>
    <meta:user-defined meta:name="Info 3"/>
    <meta:user-defined meta:name="Info 4"/>
    <meta:document-statistic meta:table-count="3" meta:cell-count="3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3.7999992370605pt" style:font-family-asian="'Arial Unicode MS'" style:font-family-generic-asian="system" style:font-pitch-asian="variable" style:font-size-asian="23.7999992370605pt" style:font-family-complex="Tahoma" style:font-family-generic-complex="system" style:font-pitch-complex="variable" style:font-size-complex="23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1pt" style:font-family-asian="'Arial Unicode MS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Arial Unicode MS'" style:font-family-generic-asian="system" style:font-pitch-asian="variable" style:font-size-asian="12.8000001907349pt" style:font-family-complex="Tahoma" style:font-family-generic-complex="system" style:font-pitch-complex="variable" style:font-size-complex="12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Arial Unicode MS'" style:font-family-generic-asian="system" style:font-pitch-asian="variable" style:font-size-asian="12.8000001907349pt" style:font-family-complex="Tahoma" style:font-family-generic-complex="system" style:font-pitch-complex="variable" style:font-size-complex="12.8000001907349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11pt" style:font-family-asian="'Arial Unicode MS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909cm" svg:height="12.807cm" chart:class="chart:line" chart:style-name="ch1">
        <chart:title svg:x="4.693cm" svg:y="0.256cm" chart:style-name="ch2">
          <text:p>Haupttitel</text:p>
        </chart:title>
        <chart:legend chart:legend-position="end" svg:x="10.392cm" svg:y="6.049cm" chart:style-name="ch3"/>
        <chart:plot-area chart:style-name="ch4" table:cell-range-address="Tabelle1.$J$7:.$J$35 Tabelle1.$M$7:.$M$35" chart:data-source-has-labels="column" chart:table-number-list="0 0" svg:x="0.258cm" svg:y="1.721cm" svg:width="9.619cm" svg:height="10.83cm">
          <chart:axis chart:dimension="x" chart:name="primary-x" chart:style-name="ch5">
            <chart:categories table:cell-range-address="local-table.A2:.A30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